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9dfb0" officeooo:paragraph-rsid="0009dfb0"/>
    </style:style>
    <style:style style:name="P2" style:family="paragraph" style:parent-style-name="Title">
      <style:text-properties fo:language="it" fo:country="I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apporto</text:p>
      <text:p text:style-name="Text_20_body"/>
      <text:p text:style-name="Text_20_body"/>
      <text:p text:style-name="P1"><text:span text:style-name="T2">ISO/IEC 27001:2022</text:span><text:span text:style-name="T1"> si trova qui </text:span><text:a xlink:type="simple" xlink:href="https://www.iso.org/standard/27001" text:style-name="Internet_20_link" text:visited-style-name="Visited_20_Internet_20_Link"><text:span text:style-name="T1">https://www.iso.org/standard/27001</text:span></text:a><text:span text:style-name="T1"> e costa 132 CHF = 140,36 EUR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2:02:59.939620416</meta:creation-date>
    <dc:date>2025-05-14T15:18:13.156322687</dc:date>
    <meta:editing-duration>PT57M4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14" meta:character-count="103" meta:non-whitespace-character-count="91"/>
  </office:meta>
</office:document-meta>
</file>